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3ceff" officeooo:paragraph-rsid="0003ceff"/>
    </style:style>
    <style:style style:name="P2" style:family="paragraph" style:parent-style-name="Standard">
      <style:text-properties officeooo:rsid="0003e707" officeooo:paragraph-rsid="0003ceff"/>
    </style:style>
    <style:style style:name="P3" style:family="paragraph" style:parent-style-name="Standard">
      <style:text-properties officeooo:rsid="0003e707" officeooo:paragraph-rsid="0003e707"/>
    </style:style>
    <style:style style:name="P4" style:family="paragraph" style:parent-style-name="Standard">
      <style:text-properties officeooo:rsid="0003e707" officeooo:paragraph-rsid="00091c2a"/>
    </style:style>
    <style:style style:name="P5" style:family="paragraph" style:parent-style-name="Standard">
      <style:text-properties officeooo:rsid="00042eb5" officeooo:paragraph-rsid="00042eb5"/>
    </style:style>
    <style:style style:name="P6" style:family="paragraph" style:parent-style-name="Standard">
      <style:text-properties officeooo:rsid="00070574" officeooo:paragraph-rsid="00070574"/>
    </style:style>
    <style:style style:name="P7" style:family="paragraph" style:parent-style-name="Standard">
      <style:text-properties officeooo:rsid="00084715" officeooo:paragraph-rsid="00084715"/>
    </style:style>
    <style:style style:name="P8" style:family="paragraph" style:parent-style-name="Standard">
      <style:text-properties fo:font-style="italic" officeooo:rsid="00084715" officeooo:paragraph-rsid="00084715" style:font-style-asian="italic" style:font-style-complex="italic"/>
    </style:style>
    <style:style style:name="P9" style:family="paragraph" style:parent-style-name="Standard" style:list-style-name="L1">
      <style:text-properties officeooo:rsid="000a6906" officeooo:paragraph-rsid="000a690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91c2a"/>
    </style:style>
    <style:style style:name="T3" style:family="text">
      <style:text-properties officeooo:rsid="00091c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gital Logic (CS42 – Kurtz)</text:p>
      <text:p text:style-name="P1"/>
      <text:p text:style-name="P8">Course Overview</text:p>
      <text:p text:style-name="P1">Part one – functions, arithmetic and digital circuits</text:p>
      <text:p text:style-name="P1">Part two – memory storage changing the direction a lot</text:p>
      <text:p text:style-name="P2"/>
      <text:p text:style-name="P3"><text:span text:style-name="T1">Class Schedule</text:span>: <text:span text:style-name="T3">Refer to the </text:span>syllabus, <text:span text:style-name="T3">and GO ONTO CANVAS TO CHECK for updates to the readings and assignments.</text:span></text:p>
      <text:p text:style-name="P5"/>
      <text:p text:style-name="P6"><text:span text:style-name="T1">Key Fact</text:span>: Keeping up and not getting behind, or else subject is an engineering design class that makes difficult to catch up from behind.</text:p>
      <text:p text:style-name="P6"/>
      <text:p text:style-name="P7"><text:span text:style-name="T1">Assignments</text:span>: digital circuits problems – some are challenging. <text:s/>The sol’n on canvas.</text:p>
      <text:p text:style-name="P7"/>
      <text:list xml:id="list2381209307" text:style-name="L1">
        <text:list-item>
          <text:p text:style-name="P9">Doing answers in pencil and paper</text:p>
        </text:list-item>
        <text:list-item>
          <text:p text:style-name="P9">Solutions will mimic the type on the exams</text:p>
        </text:list-item>
      </text:list>
      <text:p text:style-name="P7"/>
      <text:p text:style-name="P4"><text:span text:style-name="T2">Textb</text:span><text:span text:style-name="T1">ook</text:span>: <text:s/><text:span text:style-name="T3">It has </text:span>focus on hardware design language and simulation (not focus of the clas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8:44:58.513030648</meta:creation-date>
    <dc:date>2019-08-31T18:57:15.617393351</dc:date>
    <meta:editing-duration>PT1H58M15S</meta:editing-duration>
    <meta:editing-cycles>21</meta:editing-cycles>
    <meta:generator>LibreOffice/6.0.1.1$Linux_X86_64 LibreOffice_project/60bfb1526849283ce2491346ed2aa51c465abfe6</meta:generator>
    <meta:document-statistic meta:table-count="0" meta:image-count="0" meta:object-count="0" meta:page-count="1" meta:paragraph-count="10" meta:word-count="107" meta:character-count="650" meta:non-whitespace-character-count="549"/>
  </office:meta>
</office:document-meta>
</file>